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7.45cm" fo:min-width="18.5cm"/>
    </style:style>
    <style:style style:name="gr2" style:family="graphic" style:parent-style-name="objectwithoutfill">
      <style:graphic-properties svg:stroke-width="0.053cm" svg:stroke-color="#ff7b5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11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1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12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12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11.2cm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1.751cm" fo:min-width="1.352cm"/>
    </style:style>
    <style:style style:name="gr11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15cm" fo:min-width="11.22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5cm" fo:min-width="11.228cm"/>
    </style:style>
    <style:style style:name="gr15" style:family="graphic" style:parent-style-name="standard">
      <style:graphic-properties svg:stroke-color="#ffffff" draw:fill-color="#81d41a" draw:textarea-horizontal-align="justify" draw:textarea-vertical-align="middle" draw:auto-grow-height="false" fo:min-height="0.742cm" fo:min-width="3.49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  <style:text-properties fo:font-size="9pt" style:font-size-asian="9pt" style:font-size-complex="9pt"/>
    </style:style>
    <style:style style:name="P8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line-height="150%" fo:text-align="center"/>
      <style:text-properties fo:color="#ffffff" fo:font-size="9pt" style:font-size-asian="9pt" style:font-size-complex="9pt"/>
    </style:style>
    <style:style style:name="P10" style:family="paragraph">
      <loext:graphic-properties draw:fill-color="#5983b0"/>
      <style:paragraph-properties fo:line-height="150%"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7.7cm" svg:x="1cm" svg:y="1cm">
          <text:p text:style-name="P1">FeathersJS</text:p>
          <text:p text:style-name="P1"/>
          <text:p text:style-name="P2"><text:span text:style-name="T1">Summary</text:span></text:p>
          <text:p text:style-name="P2"><text:span text:style-name="T2">Feathers will allow connections and node access to a system it’s currently running on. This means we can have</text:span></text:p>
          <text:p text:style-name="P2"><text:span text:style-name="T2">interactive documents without the need for third party intervention saving, time, energy and excessive data usage costs.</text:span></text:p>
          <text:p text:style-name="P2"><text:span text:style-name="T2"/></text:p>
          <text:p text:style-name="P2"><text:span text:style-name="T1">Documentation Index</text:span></text:p>
          <text:list text:style-name="L1">
            <text:list-item>
              <text:p text:style-name="P2"><text:span text:style-name="T2">Overview of the entire feathers system</text:span></text:p>
            </text:list-item>
            <text:list-item>
              <text:p text:style-name="P2"><text:span text:style-name="T2">Overview of frontend and backend connectivity</text:span></text:p>
            </text:list-item>
            <text:list-item>
              <text:p text:style-name="P2"><text:span text:style-name="T2">User &amp; Permission endpoint processes for multiple documents</text:span></text:p>
            </text:list-item>
            <text:list-item>
              <text:p text:style-name="P2"><text:span text:style-name="T2">GitHub singleton process</text:span></text:p>
            </text:list-item>
            <text:list-item>
              <text:p text:style-name="P2"><text:span text:style-name="T2">Save singleton process</text:span></text:p>
            </text:list-item>
          </text:list>
          <text:p text:style-name="P2"><text:span text:style-name="T2"/></text:p>
          <text:p text:style-name="P2"><text:span text:style-name="T1">Programming constraints (FYI)</text:span></text:p>
          <text:list text:continue-numbering="true" text:style-name="L1">
            <text:list-item>
              <text:p text:style-name="P2"><text:span text:style-name="T3">Async functions should be on the class base, no further async tasks inside as this will make the application thread</text:span><text:span text:style-name="T3"><text:line-break/></text:span><text:span text:style-name="T3">happy using more power and computing resources.</text:span></text:p>
            </text:list-item>
            <text:list-item>
              <text:p text:style-name="P2"><text:span text:style-name="T3">You should never block up the main feathers thread without good reason.</text:span></text:p>
            </text:list-item>
            <text:list-item>
              <text:p text:style-name="P2"><text:span text:style-name="T3">All endpoints should throw error() if there is a problem and not just send a message back, this is because try {} and</text:span><text:span text:style-name="T3"><text:line-break/></text:span><text:span text:style-name="T3">catch {} statements will be used in the frontend so an error is required for catch to fire.</text:span></text:p>
            </text:list-item>
            <text:list-item>
              <text:p text:style-name="P2"><text:span text:style-name="T3">Every async endpoint CANNOT rely on relaying messages through other endpoint class members, it must do a task,</text:span><text:span text:style-name="T3"><text:line-break/></text:span><text:span text:style-name="T3">finish that task and return the output of the task on ONE ASYNC level and no more.</text:span></text:p>
            </text:list-item>
            <text:list-item>
              <text:p text:style-name="P2"><text:span text:style-name="T3">Code MUST BE well formatted with indentation and also comments explaining each step in the process in plain well</text:span><text:span text:style-name="T3"><text:line-break/></text:span><text:span text:style-name="T3">written English that is easy to be understood.</text:span></text:p>
            </text:list-item>
            <text:list-item>
              <text:p text:style-name="P2"><text:span text:style-name="T3">Endpoint’s MUST consider a series of documents not just one document on it’s own.</text:span></text:p>
            </text:list-item>
            <text:list-item>
              <text:p text:style-name="P2"><text:span text:style-name="T3">Enpoints’ that give access to any system API’s is treated as a HIGH SECURITY RISK and should whitelist only what</text:span><text:span text:style-name="T3"><text:line-break/></text:span><text:span text:style-name="T3">is intended for the process to run.</text:span></text:p>
            </text:list-item>
          </text:list>
          <text:p text:style-name="P2"><text:span text:style-name="T2"/></text:p>
          <text:p text:style-name="P2"><text:span text:style-name="T1">Solves issues</text:span></text:p>
          <text:list text:continue-numbering="true" text:style-name="L1">
            <text:list-item>
              <text:p text:style-name="P2"><text:span text:style-name="T3">Can be deployed locally inside a main electron thread</text:span></text:p>
            </text:list-item>
            <text:list-item>
              <text:p text:style-name="P2"><text:span text:style-name="T3">Maintains privacy</text:span></text:p>
            </text:list-item>
            <text:list-item>
              <text:p text:style-name="P2"><text:span text:style-name="T3">Can be quickly replicated on a server</text:span></text:p>
            </text:list-item>
            <text:list-item>
              <text:p text:style-name="P2"><text:span text:style-name="T3">Makes easy socket connections</text:span></text:p>
            </text:list-item>
            <text:list-item>
              <text:p text:style-name="P2"><text:span text:style-name="T3">It’s already a well defined, documented system that people can get familiar with</text:span></text:p>
            </text:list-item>
            <text:list-item>
              <text:p text:style-name="P2"><text:span text:style-name="T3">Licensed in accordance with GPLv3</text:span></text:p>
              <text:p text:style-name="P2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onnector draw:style-name="gr2" draw:text-style-name="P4" draw:layer="layout" draw:type="curve" svg:x1="5.4cm" svg:y1="15.599cm" svg:x2="7.8cm" svg:y2="23.6cm" draw:start-shape="id1" draw:start-glue-point="1" draw:end-shape="id2" draw:end-glue-point="3" svg:d="M5400 15599c1801 0 602 8001 2400 8001" svg:viewBox="0 0 2401 8002">
          <text:p/>
        </draw:connector>
        <draw:custom-shape draw:style-name="gr3" draw:text-style-name="P6" xml:id="id10" draw:id="id10" draw:layer="layout" svg:width="1.7cm" svg:height="1.9cm" svg:x="4.2cm" svg:y="9.9cm">
          <text:p text:style-name="P5"><text:span text:style-name="T4">SQL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12.2cm" svg:height="1.8cm" svg:x="7.8cm" svg:y="22.7cm">
          <text:p text:style-name="P7"><text:span text:style-name="T5">child_process</text:span></text:p>
          <text:p text:style-name="P7"><text:span text:style-name="T6">This is an in memory endpoint allows the user to create terminals on the root</text:span></text:p>
          <text:p text:style-name="P7"><text:span text:style-name="T6">node and execute commands whitelisted only. However if it is the root node it</text:span></text:p>
          <text:p text:style-name="P7"><text:span text:style-name="T6">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11.7cm" svg:height="1.8cm" svg:x="8.3cm" svg:y="16.555cm">
          <text:p text:style-name="P7"><text:span text:style-name="T5">dir</text:span></text:p>
          <text:p text:style-name="P7"><text:span text:style-name="T6">This in memory endpoint is here to work with directories hosted on the</text:span></text:p>
          <text:p text:style-name="P7"><text:span text:style-name="T6">root and child nodes updating them through socket connections</text:span></text:p>
          <text:p text:style-name="P7"><text:span text:style-name="T6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7.455cm" draw:start-shape="id1" draw:start-glue-point="1" draw:end-shape="id3" draw:end-glue-point="3" svg:d="M5400 15599c2176 0 727 1856 2900 1856" svg:viewBox="0 0 2901 1857">
          <text:p/>
        </draw:connector>
        <draw:custom-shape draw:style-name="gr5" draw:text-style-name="P8" xml:id="id4" draw:id="id4" draw:layer="layout" svg:width="11.7cm" svg:height="1.8cm" svg:x="8.3cm" svg:y="18.755cm">
          <text:p text:style-name="P7"><text:span text:style-name="T5">fonts</text:span></text:p>
          <text:p text:style-name="P7"><text:span text:style-name="T6">This in memory endpoint runs custom npm packages to determine the</text:span></text:p>
          <text:p text:style-name="P7"><text:span text:style-name="T6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9.655cm" draw:start-shape="id1" draw:start-glue-point="1" draw:end-shape="id4" draw:end-glue-point="3" svg:d="M5400 15599c2176 0 727 4056 2900 4056" svg:viewBox="0 0 2901 4057">
          <text:p/>
        </draw:connector>
        <draw:custom-shape draw:style-name="gr6" draw:text-style-name="P8" xml:id="id5" draw:id="id5" draw:layer="layout" svg:width="11.7cm" svg:height="1.4cm" svg:x="8.3cm" svg:y="20.9cm">
          <text:p text:style-name="P7"><text:span text:style-name="T5">git</text:span></text:p>
          <text:p text:style-name="P7"><text:span text:style-name="T6">This in memory endpoint spawns child processes to maintain the</text:span></text:p>
          <text:p text:style-name="P7"><text:span text:style-name="T6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1.6cm" draw:start-shape="id1" draw:start-glue-point="1" draw:end-shape="id5" draw:end-glue-point="3" svg:d="M5400 15599c2176 0 727 6001 2900 6001" svg:viewBox="0 0 2901 6002">
          <text:p/>
        </draw:connector>
        <draw:custom-shape draw:style-name="gr7" draw:text-style-name="P8" xml:id="id6" draw:id="id6" draw:layer="layout" svg:width="13cm" svg:height="1.7cm" svg:x="7cm" svg:y="24.9cm">
          <text:p text:style-name="P7"><text:span text:style-name="T5">messages</text:span></text:p>
          <text:p text:style-name="P7"><text:span text:style-name="T6">This in memory endpoint sends messages between child nodes for the current session.</text:span></text:p>
          <text:p text:style-name="P7"><text:span text:style-name="T6">Message are stored until the end of the session ensuring all child nodes are up to date</text:span></text:p>
          <text:p text:style-name="P7"><text:span text:style-name="T6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7cm" svg:y2="25.75cm" draw:start-shape="id1" draw:start-glue-point="1" draw:end-shape="id6" draw:end-glue-point="3" svg:d="M5400 15599c1201 0 402 10151 1600 10151" svg:viewBox="0 0 1601 10152">
          <text:p/>
        </draw:connector>
        <draw:custom-shape draw:style-name="gr8" draw:text-style-name="P8" xml:id="id7" draw:id="id7" draw:layer="layout" svg:width="13.3cm" svg:height="1.7cm" svg:x="6.7cm" svg:y="27cm">
          <text:p text:style-name="P7"><text:span text:style-name="T5">Recover</text:span></text:p>
          <text:p text:style-name="P7"><text:span text:style-name="T6">This in memory endpoint is initiated on startup to scan any documents left on the scratch</text:span></text:p>
          <text:p text:style-name="P7"><text:span text:style-name="T6">disk 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6.7cm" svg:y2="27.85cm" draw:start-shape="id1" draw:start-glue-point="1" draw:end-shape="id7" draw:end-glue-point="3" svg:d="M5400 15599c976 0 327 12251 1300 12251" svg:viewBox="0 0 1301 12252">
          <text:p/>
        </draw:connector>
        <draw:custom-shape draw:style-name="gr9" draw:text-style-name="P8" xml:id="id8" draw:id="id8" draw:layer="layout" svg:width="11.7cm" svg:height="2.2cm" svg:x="8.3cm" svg:y="14.1cm">
          <text:p text:style-name="P7"><text:span text:style-name="T5">Save</text:span></text:p>
          <text:p text:style-name="P7"><text:span text:style-name="T6">This in memory endpoint either creates or updates an open document contained</text:span></text:p>
          <text:p text:style-name="P7"><text:span text:style-name="T6">in the application’s scratch disk’s directory. During the process we import the</text:span></text:p>
          <text:p text:style-name="P7"><text:span text:style-name="T6">database into the document’s scratch disk directory and then zip the document</text:span></text:p>
          <text:p text:style-name="P7"><text:span text:style-name="T6">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5.2cm" draw:start-shape="id1" draw:start-glue-point="1" draw:end-shape="id8" draw:end-glue-point="3" svg:d="M5400 15599c2176 0 727-399 2900-399" svg:viewBox="0 0 2901 400">
          <text:p/>
        </draw:connector>
        <draw:custom-shape draw:style-name="gr10" draw:text-style-name="P10" xml:id="id9" draw:id="id9" draw:layer="layout" svg:width="3.1cm" svg:height="2cm" svg:x="1cm" svg:y="12cm">
          <text:p text:style-name="P9"><text:span text:style-name="T7">Import / Export</text:span></text:p>
          <text:p text:style-name="P9"><text:span text:style-name="T7">Databas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1" draw:text-style-name="P4" draw:layer="layout" draw:type="curve" svg:x1="2.55cm" svg:y1="12cm" svg:x2="4.2cm" svg:y2="10.85cm" draw:start-shape="id9" draw:start-glue-point="4" draw:end-shape="id10" draw:end-glue-point="6" svg:d="M2550 12000c0-767 550-1150 1650-1150" svg:viewBox="0 0 1651 1151">
          <text:p/>
        </draw:connector>
        <draw:connector draw:style-name="gr2" draw:text-style-name="P4" draw:layer="layout" draw:type="curve" svg:x1="5.4cm" svg:y1="15.599cm" svg:x2="8.3cm" svg:y2="13cm" draw:start-shape="id1" draw:start-glue-point="1" draw:end-shape="id11" draw:end-glue-point="3" svg:d="M5400 15599c2176 0 727-2599 2900-2599" svg:viewBox="0 0 2901 2600">
          <text:p/>
        </draw:connector>
        <draw:custom-shape draw:style-name="gr12" draw:text-style-name="P8" xml:id="id11" draw:id="id11" draw:layer="layout" svg:width="11.728cm" svg:height="1.8cm" svg:x="8.3cm" svg:y="12.1cm">
          <text:p text:style-name="P7"><text:span text:style-name="T5">users</text:span></text:p>
          <text:p text:style-name="P7"><text:span text:style-name="T6">This is an in memory endpoint. It allows the user to create terminals on</text:span></text:p>
          <text:p text:style-name="P7"><text:span text:style-name="T6">the root node and execute commands whitelisted only. However if it is the</text:span></text:p>
          <text:p text:style-name="P7"><text:span text:style-name="T6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5.1cm" draw:start-shape="id1" draw:start-glue-point="1" draw:end-shape="id12" draw:end-glue-point="3" svg:d="M5400 15599c2155 0 720-10499 2872-10499" svg:viewBox="0 0 2873 10500">
          <text:p/>
        </draw:connector>
        <draw:custom-shape draw:style-name="gr13" draw:text-style-name="P8" xml:id="id12" draw:id="id12" draw:layer="layout" svg:width="11.728cm" svg:height="1.4cm" svg:x="8.272cm" svg:y="4.4cm">
          <text:p text:style-name="P7"><text:span text:style-name="T5">recent</text:span></text:p>
          <text:p text:style-name="P7"><text:span text:style-name="T6">This custom endpoint will save recently opened documents to to</text:span></text:p>
          <text:p text:style-name="P7"><text:span text:style-name="T6">blankcanvas/recent.jso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.9cm" draw:start-shape="id1" draw:start-glue-point="1" draw:end-shape="id13" draw:end-glue-point="3" svg:d="M5400 15599c2155 0 720-13699 2872-13699" svg:viewBox="0 0 2873 13700">
          <text:p/>
        </draw:connector>
        <draw:custom-shape draw:style-name="gr12" draw:text-style-name="P8" xml:id="id13" draw:id="id13" draw:layer="layout" svg:width="11.728cm" svg:height="1.8cm" svg:x="8.272cm" svg:y="1cm">
          <text:p text:style-name="P7"><text:span text:style-name="T5">interfaces</text:span></text:p>
          <text:p text:style-name="P7"><text:span text:style-name="T6">A custom endpoint that loads TypeScript interface files and exports each file as</text:span><text:span text:style-name="T6"><text:line-break/></text:span><text:span text:style-name="T6">a string within an object. The object key is the interface name. This will then be</text:span><text:span text:style-name="T6"><text:line-break/></text:span><text:span text:style-name="T6">received on the frontend and converted into a validator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8.9cm" draw:start-shape="id1" draw:start-glue-point="1" draw:end-shape="id14" draw:end-glue-point="3" svg:d="M5400 15599c2155 0 720-6699 2872-6699" svg:viewBox="0 0 2873 6700">
          <text:p/>
        </draw:connector>
        <draw:custom-shape draw:style-name="gr12" draw:text-style-name="P8" xml:id="id14" draw:id="id14" draw:layer="layout" svg:width="11.728cm" svg:height="1.8cm" svg:x="8.272cm" svg:y="8cm">
          <text:p text:style-name="P7"><text:span text:style-name="T5">profile</text:span></text:p>
          <text:p text:style-name="P7"><text:span text:style-name="T6">This database endpoint will profile a user’s hardware for better processing and</text:span><text:span text:style-name="T6"><text:line-break/></text:span><text:span text:style-name="T6">load balancing external task that maybe too heavy for the user’s device. Also</text:span><text:span text:style-name="T6"><text:line-break/></text:span><text:span text:style-name="T6">any metadata about the user and association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6.9cm" draw:start-shape="id1" draw:start-glue-point="1" draw:end-shape="id15" draw:end-glue-point="3" svg:d="M5400 15599c2176 0 727-8699 2900-8699" svg:viewBox="0 0 2901 8700">
          <text:p/>
        </draw:connector>
        <draw:custom-shape draw:style-name="gr5" draw:text-style-name="P8" xml:id="id15" draw:id="id15" draw:layer="layout" svg:width="11.7cm" svg:height="1.8cm" svg:x="8.3cm" svg:y="6cm">
          <text:p text:style-name="P7"><text:span text:style-name="T5">notes</text:span></text:p>
          <text:p text:style-name="P7"><text:span text:style-name="T6">Notes will provide global, document and artboard level notes. This will contain</text:span></text:p>
          <text:p text:style-name="P7"><text:span text:style-name="T6">extensive information on each note and sequences of notes including custom</text:span><text:span text:style-name="T6"><text:line-break/></text:span><text:span text:style-name="T6">animated annotations outside the note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0.9cm" draw:start-shape="id1" draw:start-glue-point="1" draw:end-shape="id16" draw:end-glue-point="3" svg:d="M5400 15599c2155 0 720-4699 2872-4699" svg:viewBox="0 0 2873 4700">
          <text:p/>
        </draw:connector>
        <draw:custom-shape draw:style-name="gr12" draw:text-style-name="P8" xml:id="id16" draw:id="id16" draw:layer="layout" svg:width="11.728cm" svg:height="1.8cm" svg:x="8.272cm" svg:y="10cm">
          <text:p text:style-name="P7"><text:span text:style-name="T5">permissions</text:span></text:p>
          <text:p text:style-name="P7"><text:span text:style-name="T8">A database endpoint which controls execution, readability and editability for </text:span><text:span text:style-name="T8"><text:line-break/></text:span><text:span text:style-name="T8">one or more of the following: notes, documents, artflow, director, artboards, </text:span><text:span text:style-name="T8"><text:line-break/></text:span><text:span text:style-name="T8">groups, attached files and even setting of </text:span><text:span text:style-name="T6">permission itself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3.6cm" draw:start-shape="id1" draw:end-shape="id17" draw:end-glue-point="3" svg:d="M5400 15599c2155 0 720-11999 2872-11999" svg:viewBox="0 0 2873 12000">
          <text:p/>
        </draw:connector>
        <draw:custom-shape draw:style-name="gr14" draw:text-style-name="P8" xml:id="id17" draw:id="id17" draw:layer="layout" svg:width="11.728cm" svg:height="1.2cm" svg:x="8.272cm" svg:y="3cm">
          <text:p text:style-name="P7"><text:span text:style-name="T5">invitation</text:span></text:p>
          <text:p text:style-name="P7"><text:span text:style-name="T6">This custom endpoint reviews networks IP’s finding instances of blankcanvas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8.3cm" svg:y1="13cm" svg:x2="5.9cm" svg:y2="10.85cm" draw:start-shape="id11" draw:start-glue-point="3" draw:end-shape="id10" draw:end-glue-point="8" svg:d="M8300 13000c-1798 0-599-2150-2400-2150" svg:viewBox="0 0 2401 2151">
          <text:p/>
        </draw:connector>
        <draw:connector draw:style-name="gr11" draw:text-style-name="P4" draw:layer="layout" draw:type="curve" svg:x1="8.272cm" svg:y1="8.9cm" svg:x2="5.9cm" svg:y2="10.85cm" draw:start-shape="id14" draw:end-shape="id10" draw:end-glue-point="8" svg:d="M8272 8900c-1777 0-592 1950-2372 1950" svg:viewBox="0 0 2373 1951">
          <text:p/>
        </draw:connector>
        <draw:connector draw:style-name="gr11" draw:text-style-name="P4" draw:layer="layout" draw:type="curve" svg:x1="8.272cm" svg:y1="10.9cm" svg:x2="5.9cm" svg:y2="10.85cm" draw:start-shape="id16" draw:start-glue-point="3" draw:end-shape="id10" draw:end-glue-point="8" svg:d="M8272 10900c-1777 0-592-50-2372-50" svg:viewBox="0 0 2373 51">
          <text:p/>
        </draw:connector>
        <draw:custom-shape draw:style-name="gr15" draw:text-style-name="P11" xml:id="id1" draw:id="id1" draw:layer="layout" svg:width="4.4cm" svg:height="1.402cm" svg:x="1cm" svg:y="14.898cm">
          <text:p text:style-name="P5"><text:span text:style-name="T4">FEATH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.1cm" svg:y1="13cm" svg:x2="8.3cm" svg:y2="15.2cm" draw:start-shape="id9" draw:start-glue-point="7" draw:end-shape="id8" draw:end-glue-point="3" svg:d="M4100 13000c3151 0 1052 2200 4200 2200" svg:viewBox="0 0 4201 2201">
          <text:p/>
        </draw:connector>
        <draw:connector draw:style-name="gr11" draw:text-style-name="P4" draw:layer="layout" draw:type="curve" svg:x1="8.3cm" svg:y1="6.9cm" svg:x2="5.9cm" svg:y2="10.85cm" draw:start-shape="id15" draw:start-glue-point="3" svg:d="M8300 6900c-2175 0-975 3950-2400 3950" svg:viewBox="0 0 2401 3951">
          <text:p/>
        </draw:connector>
      </draw:page>
      <draw:page draw:name="page3" draw:style-name="dp1" draw:master-page-name="Default"/>
      <draw:page draw:name="page4" draw:style-name="dp1" draw:master-page-name="Default"/>
      <draw:page draw:name="page5" draw:style-name="dp1" draw:master-page-name="Default"/>
      <draw:page draw:name="page6" draw:style-name="dp1" draw:master-page-name="Default"/>
      <draw:page draw:name="page7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11T12:39:58.112000000</dc:date>
    <meta:editing-duration>PT2H31M2S</meta:editing-duration>
    <meta:editing-cycles>19</meta:editing-cycles>
    <meta:generator>LibreOffice/6.3.3.2$Windows_X86_64 LibreOffice_project/a64200df03143b798afd1ec74a12ab50359878ed</meta:generator>
    <meta:document-statistic meta:object-count="38"/>
  </office:meta>
</office:document-meta>
</file>